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6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772cm"/>
      <style:paragraph-properties style:writing-mode="lr-tb"/>
    </style:style>
    <style:style style:name="pr7" style:family="presentation" style:parent-style-name="Default-title">
      <style:graphic-properties fo:min-height="4.721cm"/>
      <style:paragraph-properties style:writing-mode="lr-tb"/>
    </style:style>
    <style:style style:name="pr8" style:family="presentation" style:parent-style-name="Default-title">
      <style:graphic-properties fo:min-height="3.143cm"/>
      <style:paragraph-properties style:writing-mode="lr-tb"/>
    </style:style>
    <style:style style:name="pr9" style:family="presentation" style:parent-style-name="Default-title">
      <style:graphic-properties fo:min-height="4.243cm"/>
      <style:paragraph-properties style:writing-mode="lr-tb"/>
    </style:style>
    <style:style style:name="pr10" style:family="presentation" style:parent-style-name="Default-title">
      <style:graphic-properties fo:min-height="2.829cm"/>
      <style:paragraph-properties style:writing-mode="lr-tb"/>
    </style:style>
    <style:style style:name="pr11" style:family="presentation" style:parent-style-name="Default-title">
      <style:graphic-properties fo:min-height="3.28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32pt" style:font-size-complex="32pt"/>
    </style:style>
    <style:style style:name="P3" style:family="paragraph">
      <style:text-properties fo:font-size="32pt"/>
    </style:style>
    <style:style style:name="P4" style:family="paragraph">
      <style:text-properties fo:font-size="10pt"/>
    </style:style>
    <style:style style:name="P5" style:family="paragraph">
      <style:paragraph-properties fo:margin-top="0.2cm" fo:margin-bottom="0cm"/>
    </style:style>
    <style:style style:name="P6" style:family="paragraph">
      <style:text-properties fo:font-size="24pt"/>
    </style:style>
    <style:style style:name="P7" style:family="paragraph">
      <style:text-properties fo:font-size="40pt"/>
    </style:style>
    <style:style style:name="P8" style:family="paragraph">
      <style:text-properties fo:font-size="36pt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5cm" fo:margin-bottom="0cm"/>
    </style:style>
    <style:style style:name="P11" style:family="paragraph">
      <style:text-properties fo:font-size="2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10pt"/>
    </style:style>
    <style:style style:name="T4" style:family="text">
      <style:text-properties fo:font-size="24pt"/>
    </style:style>
    <style:style style:name="T5" style:family="text">
      <style:text-properties fo:font-size="40pt"/>
    </style:style>
    <style:style style:name="T6" style:family="text">
      <style:text-properties fo:font-size="3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Introduction to TypeScript Developement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ypeScript Overview and Benefits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ttributes of Typescript</text:span></text:p>
                <text:list>
                  <text:list-item>
                    <text:p><text:span text:style-name="T1">Very serious about Types – statically types</text:span></text:p>
                  </text:list-item>
                  <text:list-item>
                    <text:p><text:span text:style-name="T1">Provides Object Orientated features such as stat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3" draw:layer="layout" svg:width="25.199cm" svg:height="3.799cm" svg:x="1.4cm" svg:y="0.043cm" presentation:class="title" presentation:user-transformed="true">
          <draw:text-box>
            <text:p><text:span text:style-name="T2">How to install Node.js and NPM on a PC</text:span><text:span text:style-name="T2"><text:line-break/></text:span><text:span text:style-name="T2">Installing typeScript on a PC via NPM</text:span><text:span text:style-name="T2"><text:line-break/></text:span><text:span text:style-name="T2">Running TypeScript on PC via NPM</text:span></text:p>
          </draw:text-box>
        </draw:frame>
        <draw:frame presentation:style-name="pr5" draw:text-style-name="P4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Typescript and JavaScript are the same as C++ and C</text:span></text:p>
              </text:list-item>
              <text:list-item>
                <text:p><text:span text:style-name="T3">Installing typeScript on a PC via NPM</text:span></text:p>
                <text:list>
                  <text:list-item>
                    <text:p><text:span text:style-name="T3">Visual Studio Code </text:span></text:p>
                  </text:list-item>
                  <text:list-item>
                    <text:p><text:span text:style-name="T3">Typescript cannot be translated by browsers , but JavaSccript can</text:span></text:p>
                  </text:list-item>
                </text:list>
              </text:list-item>
              <text:list-item>
                <text:p><text:span text:style-name="T3">Running TypeScript on PC via NPM</text:span></text:p>
                <text:list>
                  <text:list-item>
                    <text:p><text:span text:style-name="T3">Can Drag Folder to the Visual Studio App and you can access the files there</text:span></text:p>
                  </text:list-item>
                  <text:list-item>
                    <text:p><text:span text:style-name="T3">Configuration.json –everytime we run tsc in the root of the direcotry only the values in the files array will be compiled</text:span></text:p>
                    <text:list>
                      <text:list-item>
                        <text:p><text:span text:style-name="T3">{</text:span></text:p>
                        <text:list>
                          <text:list-item>
                            <text:p><text:span text:style-name="T3">“</text:span><text:span text:style-name="T3">compileOptions”: {</text:span></text:p>
                            <text:list>
                              <text:list-item>
                                <text:p><text:span text:style-name="T3">“</text:span><text:span text:style-name="T3">sourceMap”: true</text:span></text:p>
                              </text:list-item>
                            </text:list>
                          </text:list-item>
                          <text:list-item>
                            <text:p><text:span text:style-name="T3">}</text:span></text:p>
                          </text:list-item>
                          <text:list-item>
                            <text:p><text:span text:style-name="T3">“</text:span><text:span text:style-name="T3">files”: {</text:span></text:p>
                            <text:list>
                              <text:list-item>
                                <text:p><text:span text:style-name="T3">“</text:span><text:span text:style-name="T3">helloWorld.ts”</text:span></text:p>
                              </text:list-item>
                            </text:list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  <text:list-item>
                    <text:p><text:span text:style-name="T3">Has a command prompt in the text editor ( control “ ` 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ow to use variables in Typescript</text:p>
          </draw:text-box>
        </draw:frame>
        <draw:frame presentation:style-name="pr5" draw:text-style-name="P4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Example → var fullName:String = “Chuck”;</text:span></text:p>
              </text:list-item>
              <text:list-item>
                <text:p><text:span text:style-name="T3">Example → let paidAccount : boolean = true;</text:span></text:p>
              </text:list-item>
              <text:list-item>
                <text:p><text:span text:style-name="T3">Example → const vesionNumber : number = 1.3;</text:span></text:p>
                <text:list>
                  <text:list-item>
                    <text:p><text:span text:style-name="T3">Cannot redefine a constant</text:span></text:p>
                  </text:list-item>
                </text:list>
              </text:list-item>
              <text:list-item>
                <text:p><text:span text:style-name="T3">Difference between var and let</text:span></text:p>
                <text:list>
                  <text:list-item>
                    <text:p><text:span text:style-name="T3">Example <text:s text:c="2"/>: The output would be an since you are not allowed to redefine a let statement</text:span></text:p>
                    <text:list>
                      <text:list-item>
                        <text:p><text:span text:style-name="T3">Function printName(f, I) {</text:span></text:p>
                        <text:list>
                          <text:list-item>
                            <text:p><text:span text:style-name="T3">let greeting : string = “Hi there, “;</text:span></text:p>
                          </text:list-item>
                          <text:list-item>
                            <text:p><text:span text:style-name="T3">console.log(“greeting + f + ‘ “ + l );</text:span></text:p>
                          </text:list-item>
                          <text:list-item>
                            <text:p><text:span text:style-name="T3"/></text:p>
                          </text:list-item>
                          <text:list-item>
                            <text:p text:style-name="P5"><text:span text:style-name="T3">let greeting : string = “Hi there, “;</text:span></text:p>
                          </text:list-item>
                          <text:list-item>
                            <text:p><text:span text:style-name="T3">console.log(“greeting + f + ‘ “ + l );</text:span></text:p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  <text:list-item>
                        <text:p><text:span text:style-name="T3">printName(“chuck”, “Stockman”)</text:span></text:p>
                      </text:list-item>
                    </text:list>
                  </text:list-item>
                  <text:list-item>
                    <text:p><text:span text:style-name="T3">If the let statement became vars then this code will. <text:s/>If you redefine the data type of greeting there will be an error.</text:span></text:p>
                  </text:list-item>
                  <text:list-item>
                    <text:p><text:span text:style-name="T3">If you have block scope variable with let its very specific on how you can declare it. <text:s/>With var you more flexi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String Interpretation in TypeScript</text:p>
          </draw:text-box>
        </draw:frame>
        <draw:frame presentation:style-name="pr5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xample : <text:s/></text:span></text:p>
                <text:list>
                  <text:list-item>
                    <text:p><text:span text:style-name="T3">var msg : string = “jorden”;</text:span></text:p>
                  </text:list-item>
                  <text:list-item>
                    <text:p><text:span text:style-name="T3">console.log(“A log message to + msg + “ filled with text”;</text:span></text:p>
                  </text:list-item>
                  <text:list-item>
                    <text:p><text:span text:style-name="T3">console.log(`A long message to <text:s/>${msg} filled with text`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71cm" svg:y="0.927cm" presentation:class="title" presentation:user-transformed="true">
          <draw:text-box>
            <text:p>Overview of Types in Typescript</text:p>
          </draw:text-box>
        </draw:frame>
        <draw:frame presentation:style-name="pr5" draw:text-style-name="P4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3">Type in typescript</text:span></text:p>
                <text:list>
                  <text:list-item>
                    <text:p><text:span text:style-name="T3">Boolean → let padAccount: boolean = true;</text:span></text:p>
                  </text:list-item>
                  <text:list-item>
                    <text:p><text:span text:style-name="T3">Number → let taxRate : number = 7.5;</text:span></text:p>
                    <text:list>
                      <text:list-item>
                        <text:p><text:span text:style-name="T3">Can be an integer or float</text:span></text:p>
                      </text:list-item>
                    </text:list>
                  </text:list-item>
                  <text:list-item>
                    <text:p><text:span text:style-name="T3">String → let fullName : string = “Charles Stockman”</text:span></text:p>
                  </text:list-item>
                  <text:list-item>
                    <text:p><text:span text:style-name="T3">Array → var ages: numnrt[] = [33, 28, 11];’</text:span></text:p>
                  </text:list-item>
                  <text:list-item>
                    <text:p><text:span text:style-name="T3">Tuple </text:span></text:p>
                    <text:list>
                      <text:list-item>
                        <text:p><text:span text:style-name="T3">Example</text:span><text:span text:style-name="T3"><text:tab/></text:span></text:p>
                        <text:list>
                          <text:list-item>
                            <text:p><text:span text:style-name="T3">let player : [ number, string]</text:span></text:p>
                          </text:list-item>
                          <text:list-item>
                            <text:p><text:span text:style-name="T3">Player = [ 3, “Corerra”];</text:span></text:p>
                          </text:list-item>
                        </text:list>
                      </text:list-item>
                      <text:list-item>
                        <text:p><text:span text:style-name="T3">Allow you to have a Collection of element and know each datatype.</text:span></text:p>
                      </text:list-item>
                    </text:list>
                  </text:list-item>
                  <text:list-item>
                    <text:p><text:span text:style-name="T3">Enum → </text:span></text:p>
                    <text:list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let enum Stage { Approved, Pending, <text:s/>Rejected);</text:span></text:p>
                          </text:list-item>
                          <text:list-item>
                            <text:p><text:span text:style-name="T3">let job : Stage = StagePending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Any <text:s/>var apiData : any[] = [133, ‘Jordon’, false];</text:span></text:p>
                    <text:list>
                      <text:list-item>
                        <text:p><text:span text:style-name="T3">Accept any data </text:span></text:p>
                      </text:list-item>
                    </text:list>
                  </text:list-item>
                  <text:list-item>
                    <text:p><text:span text:style-name="T3">Void → function printOut(msg: string) : void {}</text:span></text:p>
                    <text:list>
                      <text:list-item>
                        <text:p><text:span text:style-name="T3">Use for functions that don’t return a val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6" draw:layer="layout" svg:width="25.199cm" svg:height="4.721cm" svg:x="1.4cm" svg:y="-0.418cm" presentation:class="title" presentation:user-transformed="true">
          <draw:text-box>
            <text:p><text:span text:style-name="T4">Creating a Type Alias in Typescript</text:span><text:span text:style-name="T4"><text:line-break/></text:span><text:span text:style-name="T4">How to use Union Types in Typescript</text:span><text:span text:style-name="T4"><text:line-break/></text:span><text:span text:style-name="T4">TypeScript Arithmetic Operators</text:span><text:span text:style-name="T4"><text:line-break/></text:span><text:span text:style-name="T4">Guide to TypeScript Conditionals</text:span><text:span text:style-name="T4"><text:line-break/></text:span><text:span text:style-name="T4">TypeScript Conditional Operators</text:span></text:p>
          </draw:text-box>
        </draw:frame>
        <draw:frame presentation:style-name="pr5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type <text:s/>PlayerArray = Array&lt;string&gt;</text:span></text:p>
                  </text:list-item>
                  <text:list-item>
                    <text:p><text:span text:style-name="T3">let players: PlayerArray = [ “a”, “b”, <text:s/>“c”]</text:span></text:p>
                  </text:list-item>
                </text:list>
              </text:list-item>
              <text:list-item>
                <text:p><text:span text:style-name="T3">How to create Union Types in Typescript</text:span></text:p>
                <text:list>
                  <text:list-item>
                    <text:p><text:span text:style-name="T3">Declare multiple potential data types for an Object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type <text:s/>PlayerArray = Array&lt;string | number &gt;</text:span></text:p>
                      </text:list-item>
                      <text:list-item>
                        <text:p><text:span text:style-name="T3">let players: PlayerArray = [ “a”, “b”, <text:s/>“c”]</text:span></text:p>
                      </text:list-item>
                      <text:list-item>
                        <text:p><text:span text:style-name="T3">playersNumber: PlayersArray = [1, 2, 3];</text:span></text:p>
                      </text:list-item>
                    </text:list>
                  </text:list-item>
                  <text:list-item>
                    <text:p><text:span text:style-name="T3">Can be used with normal type also instead of type aliases </text:span></text:p>
                  </text:list-item>
                </text:list>
              </text:list-item>
              <text:list-item>
                <text:p><text:span text:style-name="T3">TypeScript Arithmetic Operations: +, -, *, /, %, ++, –</text:span></text:p>
              </text:list-item>
              <text:list-item>
                <text:p><text:span text:style-name="T3">Guide to TypeScript Conditionals: If ( conditional ) { … } <text:s/>else if ( conditional ) { … } else { … }</text:span></text:p>
              </text:list-item>
              <text:list-item>
                <text:p><text:span text:style-name="T3">TypeScript Conditional Operators: ==, ===, <text:s/>!=, &gt;, &lt;, &gt;=</text:span></text:p>
                <text:list>
                  <text:list-item>
                    <text:p><text:span text:style-name="T3">=== → Available in TypeScript, but a lot of times the compiler does not let this work (</text:span></text:p>
                    <text:list>
                      <text:list-item>
                        <text:p><text:span text:style-name="T3">In JS need an operator to compare a string “100” to 100, In TypeScript not really needed since we have tye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7" draw:layer="layout" svg:width="25.199cm" svg:height="3.151cm" svg:x="1.4cm" svg:y="0.367cm" presentation:class="title" presentation:user-transformed="true">
          <draw:text-box>
            <text:p><text:span text:style-name="T5">Compound Conditionals in TypeScript</text:span><text:span text:style-name="T5"><text:line-break/></text:span><text:span text:style-name="T5">TypeScript Loops</text:span></text:p>
          </draw:text-box>
        </draw:frame>
        <draw:frame presentation:style-name="pr5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Compound Conditionals : &amp;&amp;, ||, !</text:span></text:p>
              </text:list-item>
              <text:list-item>
                <text:p><text:span text:style-name="T3">Typescript Loops</text:span></text:p>
                <text:list>
                  <text:list-item>
                    <text:p><text:span text:style-name="T3">Example for in</text:span></text:p>
                    <text:list>
                      <text:list-item>
                        <text:p><text:span text:style-name="T3">var x : number = 0; <text:s/>‘while ( x &lt; 10 ) { console.log(x); x++; }</text:span></text:p>
                      </text:list-item>
                    </text:list>
                  </text:list-item>
                  <text:list-item>
                    <text:p><text:span text:style-name="T3">Datafor multiple array : let palyers : number[] = [ 3, 10, 4, 5, 1,];</text:span></text:p>
                  </text:list-item>
                  <text:list-item>
                    <text:p><text:span text:style-name="T3">Example for-in </text:span></text:p>
                    <text:list>
                      <text:list-item>
                        <text:p><text:span text:style-name="T3">for ( let player in players ) {</text:span></text:p>
                        <text:list>
                          <text:list-item>
                            <text:p><text:span text:style-name="T3">consolle.log(player) </text:span><text:span text:style-name="T3"><text:tab/></text:span><text:span text:style-name="T3"><text:tab/></text:span><text:span text:style-name="T3">// Iterates and provides the index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  <text:list-item>
                    <text:p><text:span text:style-name="T3">Examle for of</text:span></text:p>
                    <text:list>
                      <text:list-item>
                        <text:p><text:span text:style-name="T3">For ( let player of players {</text:span></text:p>
                        <text:list>
                          <text:list-item>
                            <text:p><text:span text:style-name="T3">console.log(player); </text:span><text:span text:style-name="T3"><text:tab/></text:span><text:span text:style-name="T3"><text:tab/></text:span><text:span text:style-name="T3">// Iterates and provides the values</text:span></text:p>
                          </text:list-item>
                        </text:list>
                      </text:list-item>
                      <text:list-item>
                        <text:p><text:span text:style-name="T3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troduction to TypeScript Functions</text:p>
          </draw:text-box>
        </draw:frame>
        <draw:frame presentation:style-name="pr5" draw:text-style-name="P4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function fullName(first, last) {</text:span></text:p>
                    <text:list>
                      <text:list-item>
                        <text:p><text:span text:style-name="T3">return first + “ “ + last;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  <text:list-item>
                    <text:p><text:span text:style-name="T3">Function( grade: number) : string {</text:span></text:p>
                    <text:list>
                      <text:list-item>
                        <text:p><text:span text:style-name="T3">return “A”;</text:span></text:p>
                      </text:list-item>
                    </text:list>
                  </text:list-item>
                  <text:list-item>
                    <text:p><text:span text:style-name="T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orking with TypeScript Function Arguments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printAddress( street: string, streetTwo?: string, sate <text:s text:c="2"/>= “VA”) { <text:s/></text:span><text:span text:style-name="T1"><text:tab/></text:span><text:span text:style-name="T1"><text:tab/></text:span><text:span text:style-name="T1"><text:tab/></text:span><text:span text:style-name="T1">// Question Mark means optional and can have defaults</text:span></text:p>
                    <text:list>
                      <text:list-item>
                        <text:p><text:span text:style-name="T1">console.log(street);</text:span></text:p>
                      </text:list-item>
                      <text:list-item>
                        <text:p><text:span text:style-name="T1">console.log(streetTwo);</text:span></text:p>
                      </text:list-item>
                      <text:list-item>
                        <text:p><text:span text:style-name="T1">console.log(state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printAddress(“5920 Fort Drive”, “#606”);</text:span></text:p>
                  </text:list-item>
                  <text:list-item>
                    <text:p><text:span text:style-name="T1">PrintAddress(“5920 Fort Drive”);</text:span></text:p>
                  </text:list-item>
                </text:list>
              </text:list-item>
              <text:list-item>
                <text:p><text:span text:style-name="T1">Cannot have a required value after an optional value since it cannot determine the mapping after the optional values</text:span></text:p>
              </text:list-item>
              <text:list-item>
                <text:p><text:span text:style-name="T1">Example (splat argument ) </text:span></text:p>
                <text:list>
                  <text:list-item>
                    <text:p><text:span text:style-name="T1">function lineupCard( team: string, ...players: string[]) <text:s text:c="2"/></text:span></text:p>
                    <text:list>
                      <text:list-item>
                        <text:p><text:span text:style-name="T1">Console.log(‘Team: ‘’ + team);</text:span></text:p>
                      </text:list-item>
                      <text:list-item>
                        <text:p><text:span text:style-name="T1">for ( let player of players ) {</text:span></text:p>
                        <text:list>
                          <text:list-item>
                            <text:p><text:span text:style-name="T1">console.log(player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lineupCard(‘Astros’, ‘Altuve’. ‘Chuck’, ‘Sharon’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8" draw:layer="layout" svg:width="25.199cm" svg:height="4.267cm" svg:x="1.4cm" svg:y="-0.192cm" presentation:class="title" presentation:user-transformed="true">
          <draw:text-box>
            <text:p><text:span text:style-name="T6">TypeScript Arrow Functions</text:span><text:span text:style-name="T6"><text:line-break/></text:span><text:span text:style-name="T6">Function Declaration vs Expressions in Typescript</text:span>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Lambas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var fullName = (first, last) =&gt; { return ( first + “ “ + “last”);</text:span></text:p>
                  </text:list-item>
                  <text:list-item>
                    <text:p><text:span text:style-name="T1">var gradeGenerator = ( grade : number : string =&gt; { return “A”; }</text:span></text:p>
                  </text:list-item>
                </text:list>
              </text:list-item>
              <text:list-item>
                <text:p><text:span text:style-name="T1">Function Declarations vs Expressions in Typescript</text:span></text:p>
                <text:list>
                  <text:list-item>
                    <text:p><text:span text:style-name="T1">Example of function declaration : function fullName(first : string, last: string) : String { return first + “ “ + last; }</text:span></text:p>
                  </text:list-item>
                  <text:list-item>
                    <text:p><text:span text:style-name="T1">Example of function expression : </text:span></text:p>
                    <text:list>
                      <text:list-item>
                        <text:p><text:span text:style-name="T1">var otherFullName : { first:string, last: string } =&gt; string;</text:span></text:p>
                      </text:list-item>
                      <text:list-item>
                        <text:p><text:span text:style-name="T1">Example 1</text:span></text:p>
                        <text:list>
                          <text:list-item>
                            <text:p><text:span text:style-name="T1">OtherFullName = function { first: string, last: string } {</text:span></text:p>
                            <text:list>
                              <text:list-item>
                                <text:p><text:span text:style-name="T1">return first + “ “ + last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Example 2</text:span></text:p>
                        <text:list>
                          <text:list-item>
                            <text:p text:style-name="P5"><text:span text:style-name="T7">var thirdFullName : { first : string, last : string } =&gt; string = </text:span><text:span text:style-name="T1"><text:s/>function { first: string, last: string } { return first + “ “ + last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alling fullName before the method is defined ( does not work for <text:s/></text:span><text:span text:style-name="T8">function exceptions </text:span><text:span text:style-name="T7">) called </text:span><text:span text:style-name="T1">holstering</text:span></text:p>
                <text:list>
                  <text:list-item>
                    <text:p><text:span text:style-name="T1">Hoistering → When fullName is invoked it looks for the full Name and processes it</text:span></text:p>
                  </text:list-item>
                  <text:list-item>
                    <text:p><text:span text:style-name="T1">Expressions are better with asynchronous <text:s/>The expression is processed later down the ro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0" draw:text-style-name="P8" draw:layer="layout" svg:width="25.199cm" svg:height="2.845cm" svg:x="1.4cm" svg:y="0.52cm" presentation:class="title" presentation:user-transformed="true">
          <draw:text-box>
            <text:p><text:span text:style-name="T6">Typescript Immediately Invoked Functions</text:span><text:span text:style-name="T6"><text:line-break/></text:span><text:span text:style-name="T6">Immediately Invoked Functions Parameters</text:span>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var counter : number = 0;</text:span></text:p>
                  </text:list-item>
                  <text:list-item>
                    <text:p><text:span text:style-name="T1">( function() { </text:span></text:p>
                    <text:list>
                      <text:list-item>
                        <text:p><text:span text:style-name="T1">for ( let name in names ) {</text:span></text:p>
                        <text:list>
                          <text:list-item>
                            <text:p><text:span text:style-name="T1">Counter++;</text:span></text:p>
                          </text:list-item>
                        </text:list>
                      </text:list-item>
                      <text:list-item>
                        <text:p><text:span text:style-name="T7">})(</text:span><text:span text:style-name="T1"> [‘a’, ‘b’, ‘c’ ]);</text:span></text:p>
                      </text:list-item>
                    </text:list>
                  </text:list-item>
                  <text:list-item>
                    <text:p><text:span text:style-name="T1">console.log(counter);</text:span><text:span text:style-name="T1"><text:tab/></text:span><text:span text:style-name="T1"><text:tab/></text:span><text:span text:style-name="T1"><text:tab/></text:span><text:span text:style-name="T1">// Should display 3</text:span></text:p>
                  </text:list-item>
                </text:list>
              </text:list-item>
              <text:list-item>
                <text:p><text:span text:style-name="T1">Executed without being called</text:span></text:p>
              </text:list-item>
              <text:list-item>
                <text:p><text:span text:style-name="T1">Immediately invoked function parameters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troduction to Closures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 closure encapsulate both data and behavior originally used since JavaScript did not have the concept of Object</text:span></text:p>
              </text:list-item>
              <text:list-item>
                <text:p><text:span text:style-name="T1">All functions in JavaScript are closures</text:span></text:p>
              </text:list-item>
              <text:list-item>
                <text:p><text:span text:style-name="T1">Example – functions have access to any public variables in the outer scope</text:span></text:p>
                <text:list>
                  <text:list-item>
                    <text:p><text:span text:style-name="T1">Function nameFunction(name: string) : void {</text:span></text:p>
                    <text:list>
                      <text:list-item>
                        <text:p><text:span text:style-name="T1">var <text:s/>n : string = name</text:span></text:p>
                      </text:list-item>
                      <text:list-item>
                        <text:p><text:span text:style-name="T1">function printName() { console.log(n); }</text:span></text:p>
                      </text:list-item>
                      <text:list-item>
                        <text:p><text:span text:style-name="T1">printName() 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printName();</text:span></text:p>
                  </text:list-item>
                </text:list>
              </text:list-item>
              <text:list-item>
                <text:p><text:span text:style-name="T1">Example the inner function maintain access to the outer scope even after the values are returned</text:span></text:p>
              </text:list-item>
              <text:list-item>
                <text:p text:style-name="P9"><text:span text:style-name="T1">Function nameFunction(name: string) <text:s/>{</text:span></text:p>
                <text:list>
                  <text:list-item>
                    <text:p><text:span text:style-name="T1">var <text:s/>n : string = name</text:span></text:p>
                  </text:list-item>
                  <text:list-item>
                    <text:p><text:span text:style-name="T1">return function() { console.log(n); }</text:span></text:p>
                  </text:list-item>
                  <text:list-item>
                    <text:p><text:span text:style-name="T1">};</text:span></text:p>
                  </text:list-item>
                  <text:list-item>
                    <text:p><text:span text:style-name="T1">Var nameAgain = nameFunction(‘Tiffiny’);</text:span></text:p>
                  </text:list-item>
                  <text:list-item>
                    <text:p><text:span text:style-name="T1">nameAgain(); <text:s/>// nameAgain is able to access the values even through the function is completed the exectuion.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troduction to Closures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unction lineup() {</text:span></text:p>
                    <text:list>
                      <text:list-item>
                        <text:p><text:span text:style-name="T1">Var nowBatting : number = 1;</text:span></text:p>
                      </text:list-item>
                      <text:list-item>
                        <text:p><text:span text:style-name="T1">return { </text:span></text:p>
                        <text:list>
                          <text:list-item>
                            <text:p><text:span text:style-name="T1">nextBatter() : { nowBatting++ }</text:span></text:p>
                          </text:list-item>
                          <text:list-item>
                            <text:p><text:span text:style-name="T1">currentBatter() { return nowBatting;}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let batters = lineup();</text:span></text:p>
                  </text:list-item>
                  <text:list-item>
                    <text:p><text:span text:style-name="T1">console.log(batters.currentBatter()); <text:s/>console.log(batters.nextBatter()); console.log(batters.currentBatter());</text:span></text:p>
                  </text:list-item>
                  <text:list-item>
                    <text:p><text:span text:style-name="T1">console.log(batters.nextBatter()); console.log(batters.currentBatter());</text:span></text:p>
                  </text:list-item>
                </text:list>
              </text:list-item>
              <text:list-item>
                <text:p><text:span text:style-name="T1">This is powerful since the batter variable is called five time it maintained it state. <text:s/>This is powerful for a number of reasons</text:span></text:p>
                <text:list>
                  <text:list-item>
                    <text:p><text:span text:style-name="T1">Ex retrieve posts from an API it will maintain the ability to maintain the connection to the API which will allow the use it in th future</text:span></text:p>
                  </text:list-item>
                  <text:list-item>
                    <text:p><text:span text:style-name="T1">The true power is the ability to have the data and behavior in one piece. <text:s/>Also they give use the ability specific levels of state by keeping the connect and scope with the data</text:span></text:p>
                    <text:list>
                      <text:list-item>
                        <text:p><text:span text:style-name="T1">Example : let pitchers = lineup(); console.log( pitchers.currentBatter())); → Will print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8" draw:layer="layout" svg:width="25.199cm" svg:height="2.845cm" svg:x="1.4cm" svg:y="0.519cm" presentation:class="title" presentation:user-transformed="true">
          <draw:text-box>
            <text:p><text:span text:style-name="T6">Introduction to TypeScript Classes</text:span><text:span text:style-name="T6"><text:line-break/></text:span><text:span text:style-name="T6"/></text:p>
          </draw:text-box>
        </draw:frame>
        <draw:frame presentation:style-name="pr5" draw:text-style-name="P2" draw:layer="layout" svg:width="25.27cm" svg:height="11.809cm" svg:x="1.4cm" svg:y="3.556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Invoice {</text:span></text:p>
                    <text:list>
                      <text:list-item>
                        <text:p><text:span text:style-name="T1">companyProfile: string;</text:span></text:p>
                      </text:list-item>
                      <text:list-item>
                        <text:p><text:span text:style-name="T1">constructor(public name, public city, public state) {</text:span><text:span text:style-name="T1"><text:tab/></text:span><text:span text:style-name="T1"><text:tab/></text:span><text:span text:style-name="T1">// public keyword creates setters and getters</text:span></text:p>
                        <text:list>
                          <text:list-item>
                            <text:p><text:span text:style-name="T1">this.companyProfile = name + “, “ + city + “, <text:s/>“ + state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var googleInvoice = new Invoice(‘google’,’Mountain View’, ‘CA’);</text:span><text:span text:style-name="T1"><text:tab/></text:span><text:span text:style-name="T1">// Instantiate a clas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0" draw:layer="layout" svg:width="25.199cm" svg:height="2.845cm" svg:x="1.4cm" svg:y="0.52cm" presentation:class="title" presentation:user-transformed="true">
          <draw:text-box>
            <text:p><text:span text:style-name="T6">Guide To Inheritance for TypeScript Program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1">Example</text:span></text:p>
                <text:list>
                  <text:list-item>
                    <text:p><text:span text:style-name="T1">class Report {</text:span></text:p>
                    <text:list>
                      <text:list-item>
                        <text:p><text:span text:style-name="T1">companyProfiles: string;</text:span></text:p>
                      </text:list-item>
                      <text:list-item>
                        <text:p><text:span text:style-name="T1">constructor(public name:string) {</text:span></text:p>
                        <text:list>
                          <text:list-item>
                            <text:p><text:span text:style-name="T1">this.compnayPrifle = name; <text:s text:c="2"/>}</text:span><text:span text:style-name="T1"><text:tab/>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lass invoice extends Report {</text:span></text:p>
                    <text:list>
                      <text:list-item>
                        <text:p><text:span text:style-name="T1">constructor(public name:string, public total:number) { super(name); }</text:span></text:p>
                      </text:list-item>
                      <text:list-item>
                        <text:p><text:span text:style-name="T1">public printInvoice() {</text:span></text:p>
                        <text:list>
                          <text:list-item>
                            <text:p><text:span text:style-name="T1">Return this.name + “,” + this.total;</text:span></text:p>
                          </text:list-item>
                        </text:list>
                      </text:list-item>
                      <text:list-item>
                        <text:p><text:span text:style-name="T1">} <text:s text:c="60"/>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7">class BillOfLading extends Report {</text:span><text:span text:style-name="T7"><text:line-break/></text:span><text:span text:style-name="T7"><text:tab/></text:span><text:span text:style-name="T1">constructor(public name:string, public city : strihng, public state : string) { super(name); }</text:span></text:p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invoice = new Invoice(‘Google’, 200);</text:span></text:p>
                  </text:list-item>
                  <text:list-item>
                    <text:p><text:span text:style-name="T1">console.log(invoice.printInvoice());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bjects in TypeScript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Var realUser = {</text:span></text:p>
                    <text:list>
                      <text:list-item>
                        <text:p><text:span text:style-name="T1">email: ‘</text:span><text:span text:style-name="T1"><text:a xlink:href="mailto:test@test.com" xlink:type="simple">test@test.com</text:a></text:span><text:span text:style-name="T1">’,</text:span></text:p>
                      </text:list-item>
                      <text:list-item>
                        <text:p><text:span text:style-name="T1">firstName: ‘Charles’,</text:span></text:p>
                      </text:list-item>
                      <text:list-item>
                        <text:p><text:span text:style-name="T1">lastName: ‘Stockman’;</text:span></text:p>
                      </text:list-item>
                      <text:list-item>
                        <text:p><text:span text:style-name="T1">sayHi() {</text:span></text:p>
                        <text:list>
                          <text:list-item>
                            <text:p><text:span text:style-name="T1">return “Hey There”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console.log(realUser.email);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Introduction to TypeScript Interfaces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nterface User {</text:span></text:p>
                    <text:list>
                      <text:list-item>
                        <text:p><text:span text:style-name="T1">email?: string;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Makes an item optional, does not need to be included for the interface to be correct</text:span></text:p>
                      </text:list-item>
                      <text:list-item>
                        <text:p><text:span text:style-name="T1">FirstName: string;</text:span></text:p>
                      </text:list-item>
                      <text:list-item>
                        <text:p><text:span text:style-name="T1">lastName: string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function profile( user: User) : string {</text:span></text:p>
                    <text:list>
                      <text:list-item>
                        <text:p><text:span text:style-name="T1">return `Welecom, ${user.firstName} `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Var realUser {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ontains the types from real User</text:span></text:p>
                    <text:list>
                      <text:list-item>
                        <text:p><text:span text:style-name="T1">email: ‘test1@test.com’;</text:span></text:p>
                      </text:list-item>
                      <text:list-item>
                        <text:p><text:span text:style-name="T1">firstName: ‘Chuck’;</text:span></text:p>
                      </text:list-item>
                      <text:list-item>
                        <text:p><text:span text:style-name="T1">lastName: ‘Stockman’;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profile(realUser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Passes in a <text:s/>RealUser since it follows the interface</text:span></text:p>
                  </text:list-item>
                </text:list>
              </text:list-item>
              <text:list-item>
                <text:p><text:span text:style-name="T1">Error : Argument of Type &lt;Type&gt; is not Assignable to Type User</text:span><text:span text:style-name="T1"><text:tab/></text:span><text:span text:style-name="T1"><text:tab/></text:span><text:span text:style-name="T1"><text:tab/></text:span><text:span text:style-name="T1">// The realUser does not contain all elements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1" draw:text-style-name="P11" draw:layer="layout" svg:width="25.199cm" svg:height="3.304cm" svg:x="1.4cm" svg:y="0.567cm" presentation:class="title" presentation:user-transformed="true">
          <draw:text-box>
            <text:p><text:span text:style-name="T9">How to Configure TypeScript Functions to work with Interfaces</text:span><text:span text:style-name="T9"><text:line-break/></text:span><text:span text:style-name="T9"/>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InterfaceInvoiceFunc { (name : String, total: number ) : void; }</text:span></text:p>
                  </text:list-item>
                  <text:list-item>
                    <text:p><text:span text:style-name="T1">let myInvoice : InvoiceFunc; </text:span></text:p>
                  </text:list-item>
                  <text:list-item>
                    <text:p><text:span text:style-name="T1">myInvoice(‘Google’, 500);</text:span></text:p>
                  </text:list-item>
                  <text:list-item>
                    <text:p><text:span text:style-name="T1">myInvoice = function(n,t) { console.login(n) ; console.login(t) }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9">Typescript Classes implementing Interfaces</text:span></text:p>
          </draw:text-box>
        </draw:frame>
        <draw:frame presentation:style-name="pr5" draw:text-style-name="P2" draw:layer="layout" svg:width="25.778cm" svg:height="11.809cm" svg:x="1.778cm" svg:y="3.431cm" presentation:class="outline" presentation:user-transformed="true">
          <draw:text-box>
            <text:list text:style-name="L2">
              <text:list-item>
                <text:p><text:span text:style-name="T1">Example the Interface are loosely connected with classes</text:span></text:p>
                <text:list>
                  <text:list-item>
                    <text:p><text:span text:style-name="T1">Interface user { email: string; firstName?:string; lastname:string; }</text:span></text:p>
                  </text:list-item>
                  <text:list-item>
                    <text:p><text:span text:style-name="T1">class Admin { role: string; constructor(email : string) { this.role = “Admin”; } }</text:span></text:p>
                  </text:list-item>
                  <text:list-item>
                    <text:p><text:span text:style-name="T1">Function profle(user: User) : string { return `Welcome, ${user.email}`; } <text:s/></text:span><text:span text:style-name="T1"><text:tab/></text:span><text:span text:style-name="T1"><text:tab/></text:span><text:span text:style-name="T1"><text:tab/></text:span><text:span text:style-name="T1">// Only place where the User Interface is mentioned</text:span></text:p>
                  </text:list-item>
                  <text:list-item>
                    <text:p><text:span text:style-name="T1">var joe = new Admin(‘</text:span><text:span text:style-name="T1"><text:a xlink:href="mailto:joe@example.com" xlink:type="simple">joe@example.com</text:a></text:span><text:span text:style-name="T1">’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Admin has an email datatype which is created automatically</text:span></text:p>
                  </text:list-item>
                  <text:list-item>
                    <text:p><text:span text:style-name="T1">console.log(joe.role);</text:span></text:p>
                  </text:list-item>
                </text:list>
              </text:list-item>
              <text:list-item>
                <text:p><text:span text:style-name="T1">Direct Implementation</text:span></text:p>
                <text:list>
                  <text:list-item>
                    <text:p><text:span text:style-name="T1">interface IPost { title: string, body: strijng; }</text:span></text:p>
                  </text:list-item>
                  <text:list-item>
                    <text:p><text:span text:style-name="T1">Class Post implements Ipost { </text:span></text:p>
                    <text:list>
                      <text:list-item>
                        <text:p><text:span text:style-name="T1">title: string; body:string;</text:span></text:p>
                      </text:list-item>
                      <text:list-item>
                        <text:p><text:span text:style-name="T1">Constructor(post : Ipost ) { this.title = post.title; this.body = post.body; }</text:span></text:p>
                      </text:list-item>
                      <text:list-item>
                        <text:p><text:span text:style-name="T1">PrintPost() { console.log(this.title + “\n” + this.body); }</text:span></text:p>
                      </text:list-item>
                    </text:list>
                  </text:list-item>
                  <text:list-item>
                    <text:p><text:span text:style-name="T1">Var post <text:s/>= new Post ( { title: “My Great Title”, body: “Some Content” });</text:span></text:p>
                  </text:list-item>
                  <text:list-item>
                    <text:p><text:span text:style-name="T1">console.log(post.title); console.log(post.body); post.printPost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2.233cm" svg:y="-0.597cm" presentation:class="title" presentation:user-transformed="true">
          <draw:text-box>
            <text:p>Typescript NameSpaces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amespaces – avoid collions with name that are the same.</text:span></text:p>
              </text:list-item>
              <text:list-item>
                <text:p><text:span text:style-name="T1">The name Post is a good example. <text:s/>It is a common name that is protected by an named <text:s/>block.</text:span></text:p>
              </text:list-item>
              <text:list-item>
                <text:p><text:span text:style-name="T1">From a name space need to export the classes for the rest of the world. <text:s/>Some you may want to keep private</text:span></text:p>
              </text:list-item>
              <text:list-item>
                <text:p><text:span text:style-name="T1">Example – Use Need two. <text:s/>The example has another name space call Content</text:span></text:p>
                <text:list>
                  <text:list-item>
                    <text:p><text:span text:style-name="T1">Namespace Blog {</text:span></text:p>
                    <text:list>
                      <text:list-item>
                        <text:p><text:span text:style-name="T1">export Interface Ipost { </text:span><text:span text:style-name="T1"><text:tab/></text:span></text:p>
                        <text:list>
                          <text:list-item>
                            <text:p><text:span text:style-name="T1">title:string, body: string }</text:span></text:p>
                          </text:list-item>
                          <text:list-item>
                            <text:p><text:span text:style-name="T1">constructor(post: Ipost) { this.title = title; this.body = post.body; }</text:span></text:p>
                          </text:list-item>
                          <text:list-item>
                            <text:p><text:span text:style-name="T1">printPost() { console.log(this.title); <text:s/>console.log(this.body); 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var post = new Post( { title: “My Great Post”, body: “Some Content”; });</text:span></text:p>
                      </text:list-item>
                      <text:list-item>
                        <text:p><text:span text:style-name="T1">Post.printPost</text:span></text:p>
                      </text:list-item>
                    </text:list>
                  </text:list-item>
                  <text:list-item>
                    <text:p><text:span text:style-name="T1">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8" draw:text-style-name="P7" draw:layer="layout" svg:width="25.199cm" svg:height="3.151cm" svg:x="1.4cm" svg:y="0.367cm" presentation:class="title" presentation:user-transformed="true">
          <draw:text-box>
            <text:p><text:span text:style-name="T5">Asynchronous Programming</text:span><text:span text:style-name="T5"><text:line-break/></text:span><text:span text:style-name="T5">The problem with this and how to fix it</text:span>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Run multiple process at the same time</text:span></text:p>
                <text:list>
                  <text:list-item>
                    <text:p><text:span text:style-name="T1">A process that is running will not hold up the rest of the web page</text:span></text:p>
                  </text:list-item>
                  <text:list-item>
                    <text:p><text:span text:style-name="T1">The data will show up when the function has completed</text:span></text:p>
                  </text:list-item>
                  <text:list-item>
                    <text:p><text:span text:style-name="T1">Non Blocking I/O</text:span></text:p>
                  </text:list-item>
                </text:list>
              </text:list-item>
              <text:list-item>
                <text:p><text:span text:style-name="T1">The problem with this in Typescript and how to fix it.</text:span></text:p>
                <text:list>
                  <text:list-item>
                    <text:p><text:span text:style-name="T1">class invoice {</text:span></text:p>
                    <text:list>
                      <text:list-item>
                        <text:p><text:span text:style-name="T1">total: number;</text:span></text:p>
                      </text:list-item>
                      <text:list-item>
                        <text:p><text:span text:style-name="T1">constructor(total:number ) { this.total = total; } }</text:span></text:p>
                        <text:list>
                          <text:list-item>
                            <text:p><text:span text:style-name="T1">printTotal() { console.log(this.total); } } <text:s text:c="4"/></text:span><text:span text:style-name="T1"><text:tab/></text:span><text:span text:style-name="T1"><text:tab/></text:span><text:span text:style-name="T1">// The this here executes as normal</text:span></text:p>
                          </text:list-item>
                          <text:list-item>
                            <text:p><text:span text:style-name="T1">printLater(time:number) { setTimeout(console.log(this.total) }, time); <text:s/>// Prints out undefined. <text:s/>( this is nested inside another function)</text:span></text:p>
                          </text:list-item>
                          <text:list-item>
                            <text:p><text:span text:style-name="T1">var invoice = new Invoice(400); }</text:span></text:p>
                          </text:list-item>
                        </text:list>
                      </text:list-item>
                      <text:list-item>
                        <text:p><text:span text:style-name="T1">invoice.printTotal(); <text:s/></text:span><text:span text:style-name="T1"><text:tab/></text:span><text:span text:style-name="T1"><text:tab/></text:span><text:span text:style-name="T1"><text:tab/></text:span><text:span text:style-name="T1"><text:tab/></text:span><text:span text:style-name="T1">// Works print total</text:span></text:p>
                      </text:list-item>
                    </text:list>
                  </text:list-item>
                  <text:list-item>
                    <text:p><text:span text:style-name="T1">this nested inside multiple function → Telling the JavaScript the function contains it own version of total</text:span></text:p>
                    <text:list>
                      <text:list-item>
                        <text:p><text:span text:style-name="T1">Stating that this function creates its own scope</text:span></text:p>
                      </text:list-item>
                      <text:list-item>
                        <text:p><text:span text:style-name="T1">To get around use typescirpt : =&gt; now the total represent the total from the class</text:span></text:p>
                        <text:list>
                          <text:list-item>
                            <text:p><text:span text:style-name="T1">Change setTimeout() =&gt; { console.log(this,total);</text:span></text:p>
                          </text:list-item>
                        </text:list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iger Order Fucntions and Callbacks in TypeScript</text:p>
          </draw:text-box>
        </draw:frame>
        <draw:frame presentation:style-name="pr5" draw:text-style-name="P2" draw:layer="layout" svg:width="25.27cm" svg:height="11.555cm" svg:x="1.4cm" svg:y="3.67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var dbQuery = function() : void {SetTimeout() =&gt; { console.log(‘Query Results’); }, 3000); }</text:span></text:p>
                  </text:list-item>
                  <text:list-item>
                    <text:p><text:span text:style-name="T1">Fucntion( loadPage( q: () =&gt; void ) { <text:s/></text:span><text:span text:style-name="T1"><text:tab/></text:span><text:span text:style-name="T1"><text:tab/></text:span><text:span text:style-name="T1"><text:tab/></text:span><text:span text:style-name="T1"><text:tab/></text:span><text:span text:style-name="T1">// High Order Function since it takes a function ( takes a callback)</text:span></text:p>
                    <text:list>
                      <text:list-item>
                        <text:list>
                          <text:list-item>
                            <text:p><text:span text:style-name="T1">console.log(“Header”);</text:span></text:p>
                          </text:list-item>
                          <text:list-item>
                            <text:p><text:span text:style-name="T1">Q()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will not stop the rest of the page from loading</text:span></text:p>
                          </text:list-item>
                          <text:list-item>
                            <text:p><text:span text:style-name="T1">console.log(“Sidebar”);</text:span></text:p>
                          </text:list-item>
                          <text:list-item>
                            <text:p><text:span text:style-name="T1">console.log(“footer”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loadPage(dbQuery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2">Guide to Promises in TypeScript</text:span>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perform is an anonymous function which is the promise. <text:s/>It will expect a Promise ( since the Promise&lt;{}&gt;</text:span></text:p>
                <text:list>
                  <text:list-item>
                    <text:p><text:span text:style-name="T1">Returns the Promise&lt;{}&gt; Object</text:span></text:p>
                  </text:list-item>
                  <text:list-item>
                    <text:p><text:span text:style-name="T1">A promise expects a call back and when it resolves perform a callback</text:span></text:p>
                  </text:list-item>
                  <text:list-item>
                    <text:p><text:span text:style-name="T1">Then keyword can be thought of as what to do next</text:span></text:p>
                    <text:list>
                      <text:list-item>
                        <text:p><text:span text:style-name="T1">Res is what the server is responding back with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2">Configuring TypeScript to Work with Promises</text:span><text:span text:style-name="T2"><text:line-break/></text:span><text:span text:style-name="T2">Guide to Promises in TypeScript</text:span>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sconfig.json</text:span></text:p>
                <text:list>
                  <text:list-item>
                    <text:p><text:span text:style-name="T1">To use promises upgrade the system</text:span></text:p>
                    <text:list>
                      <text:list-item>
                        <text:p><text:span text:style-name="T1">target should be es6</text:span></text:p>
                      </text:list-item>
                      <text:list-item>
                        <text:p><text:span text:style-name="T1">module should be am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uide to Promises in TypeScript</text:span></text:p>
                <text:list>
                  <text:list-item>
                    <text:p><text:span text:style-name="T1">A promise where you have a Pending Function when it returns is either resolved ( successful) or Rejected.</text:span></text:p>
                  </text:list-item>
                  <text:list-item>
                    <text:p><text:span text:style-name="T1">Need the use strict which is compile for the typescript compiler for es6</text:span></text:p>
                  </text:list-item>
                </text:list>
              </text:list-item>
              <text:list-item>
                <text:p><text:span text:style-name="T1">How can a promise be create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let perfromUpload = function( imgStatus: string ) : Promise&lt;( {imgStatus : String } &gt; {</text:span></text:p>
                        <text:list>
                          <text:list-item>
                            <text:p><text:span text:style-name="T1">Return new Promise({ resolve,} =&gt; { </text:span></text:p>
                            <text:list>
                              <text:list-item>
                                <text:p><text:span text:style-name="T1">Console.log(`Status: ${imgStatus}`);</text:span></text:p>
                              </text:list-item>
                              <text:list-item>
                                <text:p><text:span text:style-name="T1">SetTimeout( () =&gt; { resolve( { imgStatus: imgStatus }); }</text:span></text:p>
                              </text:list-item>
                            </text:list>
                          </text:list-item>
                          <text:list-item>
                            <text:p><text:span text:style-name="T1">var upload; var compress; var transfer;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// Variables you can assign things ot.</text:span></text:p>
                          </text:list-item>
                          <text:list-item>
                            <text:p><text:span text:style-name="T1">PerformUpload(‘uploading...’);.</text:span></text:p>
                            <text:list>
                              <text:list-item>
                                <text:p><text:span text:style-name="T1">then((res) =&gt; { upload = res; return performUpload(‘compressing…);</text:span></text:p>
                              </text:list-item>
                              <text:list-item>
                                <text:p><text:span text:style-name="T1">then((res) =&gt; { compress = res; return performUpload(‘transferriing…);</text:span></text:p>
                              </text:list-item>
                              <text:list-item>
                                <text:p><text:span text:style-name="T1">then((res) =&gt; { transfer = res; return performUpload(‘image upload completed…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Introduction to TypeScript Decorators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o the tsconfig.json</text:span></text:p>
                <text:list>
                  <text:list-item>
                    <text:p><text:span text:style-name="T1">Target should be ES5</text:span></text:p>
                  </text:list-item>
                  <text:list-item>
                    <text:p><text:span text:style-name="T1">ExprimentalDecorators set to true</text:span></text:p>
                  </text:list-item>
                  <text:list-item>
                    <text:p><text:span text:style-name="T1">EmitDecoratorMetadata true</text:span></text:p>
                  </text:list-item>
                </text:list>
              </text:list-item>
              <text:list-item>
                <text:p><text:span text:style-name="T1">What are decorator</text:span></text:p>
                <text:list>
                  <text:list-item>
                    <text:p><text:span text:style-name="T1">Understand the order when the called ex. Process1 and Proccess 2 have been execute and then Process2 and Process1 have been called</text:span></text:p>
                  </text:list-item>
                  <text:list-item>
                    <text:p><text:span text:style-name="T1">Usually use the decorators created and they are focused on the behavior and code of the class</text:span></text:p>
                  </text:list-item>
                  <text:list-item>
                    <text:p><text:span text:style-name="T1">Useful for permission structures such as admin it can do the check for the permission to do something</text:span></text:p>
                  </text:list-item>
                  <text:list-item>
                    <text:p><text:span text:style-name="T1">Did not instantiate the Post the decorators are called at Run Time not at Object Instantiation.</text:span></text:p>
                  </text:list-item>
                  <text:list-item>
                    <text:p><text:span text:style-name="T1">A decorator must return a function with the following parameters ( target, propertyKey and description )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@ProcessOne()</text:span></text:p>
                      </text:list-item>
                      <text:list-item>
                        <text:p><text:span text:style-name="T1">@ProcessTwo() <text:s/></text:span><text:span text:style-name="T1"><text:tab/></text:span><text:span text:style-name="T1"><text:tab/></text:span><text:span text:style-name="T1"><text:tab/></text:span><text:span text:style-name="T1">// Can have multiple decorators</text:span></text:p>
                      </text:list-item>
                      <text:list-item>
                        <text:p><text:span text:style-name="T1">Class Post { someFunction() {} }</text:span></text:p>
                      </text:list-item>
                      <text:list-item>
                        <text:p><text:span text:style-name="T1">Function processOne() { console.log(“ProcessOne has run”); return function(target, propertyKey:string, string:description) {} <text:s/>}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lass Decorators in Typescript</text:p>
          </draw:text-box>
        </draw:frame>
        <draw:frame presentation:style-name="pr5" draw:text-style-name="P2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detailedLog(‘billing’) <text:s text:c="4"/></text:span><text:span text:style-name="T1"><text:tab/></text:span><text:span text:style-name="T1"><text:tab/></text:span><text:span text:style-name="T1"><text:tab/></text:span><text:span text:style-name="T1">// Class Decorators</text:span></text:p>
                  </text:list-item>
                  <text:list-item>
                    <text:p><text:span text:style-name="T1">Class AccountsPayable {</text:span></text:p>
                    <text:list>
                      <text:list-item>
                        <text:p><text:span text:style-name="T1">Constructor() {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Function detailedLog(dashboard:string) { </text:span></text:p>
                    <text:list>
                      <text:list-item>
                        <text:p><text:span text:style-name="T1">If ( condition == ‘billing’ ) { console.log(“Working in the billing department”); <text:s/>return function( target:Object {}; } </text:span></text:p>
                      </text:list-item>
                      <text:list-item>
                        <text:p><text:span text:style-name="T1">Else { function ( target:Object) {}; }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var post = new AccountsPayable;</text:span></text:p>
                  </text:list-item>
                  <text:list-item>
                    <text:p><text:span text:style-name="T1">var pm = new ReportManager;</text:span></text:p>
                  </text:list-item>
                </text:list>
              </text:list-item>
              <text:list-item>
                <text:p><text:span text:style-name="T1">Advantage much cleaner code bases</text:span></text:p>
              </text:list-item>
              <text:list-item>
                <text:p><text:span text:style-name="T1">Layer on behavior without having to use inheritan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Typescript Method Decorators</text:p>
          </draw:text-box>
        </draw:frame>
        <draw:frame presentation:style-name="pr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@detailedLog(‘billing’) <text:s text:c="4"/></text:span><text:span text:style-name="T1"><text:tab/></text:span><text:span text:style-name="T1"><text:tab/></text:span><text:span text:style-name="T1"><text:tab/></text:span><text:span text:style-name="T1">// Class Decorators</text:span></text:p>
                  </text:list-item>
                  <text:list-item>
                    <text:p><text:span text:style-name="T1">Class AccountsPayable { Constructor() {}</text:span></text:p>
                    <text:list>
                      <text:list-item>
                        <text:p><text:span text:style-name="T1">@admin </text:span><text:span text:style-name="T1"><text:tab/></text:span><text:span text:style-name="T1"><text:tab/></text:span><text:span text:style-name="T1"><text:tab/></text:span><text:span text:style-name="T1"><text:tab/></text:span><text:span text:style-name="T1">// If this is an admin let them through. <text:s/>If not then do a forward or something else</text:span></text:p>
                      </text:list-item>
                      <text:list-item>
                        <text:p><text:span text:style-name="T1">deleteAccount()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fucntion admin( { target:Object, propertyKey:string, descriptor:TypedPropertyDescriptor&lt;any&gt;):any { console.log(“Doing admin check”); return descriptor; }</text:span></text:p>
                  </text:list-item>
                  <text:list-item>
                    <text:p><text:span text:style-name="T1">function detailedLog(dashboard:string) { </text:span></text:p>
                    <text:list>
                      <text:list-item>
                        <text:p><text:span text:style-name="T1">If ( condition == ‘billing’ ) { console.log(“Working in the billing department”); <text:s/>return function( target:Object {}; } <text:s/>else { function ( target:Object) {}; } 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var post = new AccountsPayable; var pm = new ReportManager;</text:span></text:p>
                  </text:list-item>
                  <text:list-item>
                    <text:p><text:span text:style-name="T1">post.deleteAccount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2">Guide to Promises in TypeScript</text:span></text:p>
          </draw:text-box>
        </draw:frame>
        <draw:frame presentation:style-name="pr5" draw:text-style-name="P2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perform is an anonymous function which is the promise. <text:s/>It will expect a Promise ( since the Promise&lt;{}&gt;</text:span></text:p>
                <text:list>
                  <text:list-item>
                    <text:p><text:span text:style-name="T1">Returns the Promise&lt;{}&gt; Object</text:span></text:p>
                  </text:list-item>
                  <text:list-item>
                    <text:p><text:span text:style-name="T1">A promise expects a call back and when it resolves perform a callback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2-16T00:09:06.750950456</meta:creation-date>
    <dc:date>2020-04-22T10:33:55.219399962</dc:date>
    <meta:editing-duration>P4DT23H43M54S</meta:editing-duration>
    <meta:editing-cycles>55</meta:editing-cycles>
    <meta:generator>LibreOffice/6.3.4.2$MacOSX_X86_64 LibreOffice_project/60da17e045e08f1793c57c00ba83cdfce946d0aa</meta:generator>
    <meta:document-statistic meta:object-count="137"/>
  </office:meta>
</office:document-meta>
</file>